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Heading_20_3">
      <style:text-properties style:font-name="Arial"/>
    </style:style>
    <style:style style:name="P3" style:family="paragraph" style:parent-style-name="Heading_20_3">
      <style:paragraph-properties fo:text-align="center" style:justify-single-word="false"/>
      <style:text-properties style:font-name="Arial" fo:font-size="24pt" style:text-underline-style="solid" style:text-underline-width="auto" style:text-underline-color="font-color" officeooo:rsid="000340da" officeooo:paragraph-rsid="000340da" style:font-size-asian="24pt" style:font-size-complex="24pt"/>
    </style:style>
    <style:style style:name="P4" style:family="paragraph" style:parent-style-name="Text_20_body">
      <style:text-properties style:font-name="Arial"/>
    </style:style>
    <style:style style:name="P5" style:family="paragraph" style:parent-style-name="Text_20_body" style:list-style-name="L1">
      <style:text-properties style:font-name="Arial" officeooo:paragraph-rsid="00052f22"/>
    </style:style>
    <style:style style:name="P6" style:family="paragraph" style:parent-style-name="Text_20_body" style:list-style-name="L2">
      <style:text-properties style:font-name="Arial"/>
    </style:style>
    <style:style style:name="P7" style:family="paragraph" style:parent-style-name="Text_20_body" style:list-style-name="L3">
      <style:text-properties style:font-name="Arial"/>
    </style:style>
    <style:style style:name="P8" style:family="paragraph" style:parent-style-name="Text_20_body" style:list-style-name="L4">
      <style:text-properties style:font-name="Arial"/>
    </style:style>
    <style:style style:name="P9" style:family="paragraph" style:parent-style-name="Text_20_body" style:list-style-name="L5">
      <style:text-properties style:font-name="Arial"/>
    </style:style>
    <style:style style:name="P10" style:family="paragraph" style:parent-style-name="Text_20_body" style:list-style-name="L6">
      <style:text-properties style:font-name="Arial"/>
    </style:style>
    <style:style style:name="P11" style:family="paragraph" style:parent-style-name="Text_20_body" style:list-style-name="L7">
      <style:text-properties style:font-name="Arial"/>
    </style:style>
    <style:style style:name="P12" style:family="paragraph" style:parent-style-name="Text_20_body" style:list-style-name="L8">
      <style:text-properties style:font-name="Arial"/>
    </style:style>
    <style:style style:name="P13" style:family="paragraph" style:parent-style-name="Text_20_body" style:list-style-name="L9">
      <style:text-properties style:font-name="Arial"/>
    </style:style>
    <style:style style:name="P14" style:family="paragraph" style:parent-style-name="Text_20_body" style:list-style-name="L10">
      <style:text-properties style:font-name="Arial"/>
    </style:style>
    <style:style style:name="P15" style:family="paragraph" style:parent-style-name="Text_20_body" style:list-style-name="L11">
      <style:text-properties style:font-name="Arial"/>
    </style:style>
    <style:style style:name="P16" style:family="paragraph" style:parent-style-name="Text_20_body" style:list-style-name="L12">
      <style:text-properties style:font-name="Arial"/>
    </style:style>
    <style:style style:name="P17" style:family="paragraph" style:parent-style-name="Text_20_body" style:list-style-name="L13">
      <style:text-properties style:font-name="Arial"/>
    </style:style>
    <style:style style:name="P18" style:family="paragraph" style:parent-style-name="Text_20_body" style:list-style-name="L14">
      <style:text-properties style:font-name="Arial"/>
    </style:style>
    <style:style style:name="P19" style:family="paragraph" style:parent-style-name="Text_20_body" style:list-style-name="L15">
      <style:text-properties style:font-name="Arial"/>
    </style:style>
    <style:style style:name="P20" style:family="paragraph" style:parent-style-name="Text_20_body" style:list-style-name="L16">
      <style:text-properties style:font-name="Arial"/>
    </style:style>
    <style:style style:name="P21" style:family="paragraph" style:parent-style-name="Text_20_body">
      <style:paragraph-properties fo:text-align="center" style:justify-single-word="false"/>
      <style:text-properties style:font-name="Arial" fo:font-size="24pt" style:text-underline-style="solid" style:text-underline-width="auto" style:text-underline-color="font-color" officeooo:rsid="000340da" officeooo:paragraph-rsid="000340da" style:font-size-asian="24pt" style:font-size-complex="24pt"/>
    </style:style>
    <style:style style:name="P22" style:family="paragraph" style:parent-style-name="Text_20_body">
      <style:text-properties style:font-name="Arial" fo:font-size="24pt" style:font-size-asian="24pt" style:font-size-complex="24pt"/>
    </style:style>
    <style:style style:name="P23" style:family="paragraph" style:parent-style-name="Text_20_body">
      <style:text-properties style:font-name="Arial" officeooo:paragraph-rsid="00052f22"/>
    </style:style>
    <style:style style:name="T1" style:family="text">
      <style:text-properties officeooo:rsid="00052f2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Animation : Animate<text:span text:style-name="T1">css</text:span>.css</text:h>
      <text:p text:style-name="P21"/>
      <text:h text:style-name="P2" text:outline-level="3">Attention seekers</text:h>
      <text:list xml:id="list1268080777" text:style-name="L1">
        <text:list-item>
          <text:p text:style-name="P5">bounce </text:p>
        </text:list-item>
      </text:list>
      <text:p text:style-name="P23">flash pulse rubberBand shakeX shakeY headShake swing tada wobble jello heartBeat </text:p>
      <text:h text:style-name="P2" text:outline-level="3">Back entrances</text:h>
      <text:list xml:id="list2155321500" text:style-name="L2">
        <text:list-item>
          <text:p text:style-name="P6">backInDown </text:p>
        </text:list-item>
      </text:list>
      <text:p text:style-name="P1">backInLeft backInRight backInUp </text:p>
      <text:h text:style-name="P2" text:outline-level="3">Back exits</text:h>
      <text:list xml:id="list494782055" text:style-name="L3">
        <text:list-item>
          <text:p text:style-name="P7">backOutDown </text:p>
        </text:list-item>
      </text:list>
      <text:p text:style-name="P1">backOutLeft backOutRight backOutUp </text:p>
      <text:h text:style-name="P2" text:outline-level="3">Bouncing entrances</text:h>
      <text:list xml:id="list2419189212" text:style-name="L4">
        <text:list-item>
          <text:p text:style-name="P8">bounceIn </text:p>
        </text:list-item>
      </text:list>
      <text:p text:style-name="P1">bounceInDown bounceInLeft bounceInRight bounceInUp </text:p>
      <text:h text:style-name="P2" text:outline-level="3">Bouncing exits</text:h>
      <text:list xml:id="list1121348556" text:style-name="L5">
        <text:list-item>
          <text:p text:style-name="P9">bounceOut </text:p>
        </text:list-item>
      </text:list>
      <text:p text:style-name="P1">bounceOutDown bounceOutLeft bounceOutRight bounceOutUp </text:p>
      <text:h text:style-name="P2" text:outline-level="3">Fading entrances</text:h>
      <text:list xml:id="list754447004" text:style-name="L6">
        <text:list-item>
          <text:p text:style-name="P10">fadeIn </text:p>
        </text:list-item>
      </text:list>
      <text:p text:style-name="P1">fadeInDown fadeInDownBig fadeInLeft fadeInLeftBig fadeInRight fadeInRightBig fadeInUp fadeInUpBig fadeInTopLeft fadeInTopRight fadeInBottomLeft fadeInBottomRight </text:p>
      <text:h text:style-name="P2" text:outline-level="3">Fading exits</text:h>
      <text:list xml:id="list2414141240" text:style-name="L7">
        <text:list-item>
          <text:p text:style-name="P11">fadeOut </text:p>
        </text:list-item>
      </text:list>
      <text:p text:style-name="P1">fadeOutDown fadeOutDownBig fadeOutLeft fadeOutLeftBig fadeOutRight fadeOutRightBig fadeOutUp fadeOutUpBig fadeOutTopLeft fadeOutTopRight fadeOutBottomRight fadeOutBottomLeft </text:p>
      <text:h text:style-name="P2" text:outline-level="3">Flippers</text:h>
      <text:list xml:id="list3003779803" text:style-name="L8">
        <text:list-item>
          <text:p text:style-name="P12">flip </text:p>
        </text:list-item>
      </text:list>
      <text:p text:style-name="P1">flipInX flipInY flipOutX flipOutY </text:p>
      <text:h text:style-name="P2" text:outline-level="3"><text:soft-page-break/>Lightspeed</text:h>
      <text:list xml:id="list2208606315" text:style-name="L9">
        <text:list-item>
          <text:p text:style-name="P13">lightSpeedInRight </text:p>
        </text:list-item>
      </text:list>
      <text:p text:style-name="P1">lightSpeedInLeft lightSpeedOutRight lightSpeedOutLeft </text:p>
      <text:h text:style-name="P2" text:outline-level="3">Rotating entrances</text:h>
      <text:list xml:id="list2903774065" text:style-name="L10">
        <text:list-item>
          <text:p text:style-name="P14">rotateIn </text:p>
        </text:list-item>
      </text:list>
      <text:p text:style-name="P1">rotateInDownLeft rotateInDownRight rotateInUpLeft rotateInUpRight </text:p>
      <text:h text:style-name="P2" text:outline-level="3">Rotating exits</text:h>
      <text:list xml:id="list3405328684" text:style-name="L11">
        <text:list-item>
          <text:p text:style-name="P15">rotateOut </text:p>
        </text:list-item>
      </text:list>
      <text:p text:style-name="P1">rotateOutDownLeft rotateOutDownRight rotateOutUpLeft rotateOutUpRight </text:p>
      <text:h text:style-name="P2" text:outline-level="3">Specials</text:h>
      <text:list xml:id="list1359619877" text:style-name="L12">
        <text:list-item>
          <text:p text:style-name="P16">hinge </text:p>
        </text:list-item>
      </text:list>
      <text:p text:style-name="P1">jackInTheBox rollIn rollOut </text:p>
      <text:h text:style-name="P2" text:outline-level="3">Zooming entrances</text:h>
      <text:list xml:id="list1465922893" text:style-name="L13">
        <text:list-item>
          <text:p text:style-name="P17">zoomIn </text:p>
        </text:list-item>
      </text:list>
      <text:p text:style-name="P1">zoomInDown zoomInLeft zoomInRight zoomInUp </text:p>
      <text:h text:style-name="P2" text:outline-level="3">Zooming exits</text:h>
      <text:list xml:id="list1787064971" text:style-name="L14">
        <text:list-item>
          <text:p text:style-name="P18">zoomOut </text:p>
        </text:list-item>
      </text:list>
      <text:p text:style-name="P1">zoomOutDown zoomOutLeft zoomOutRight zoomOutUp </text:p>
      <text:h text:style-name="P2" text:outline-level="3">Sliding entrances</text:h>
      <text:list xml:id="list1095044585" text:style-name="L15">
        <text:list-item>
          <text:p text:style-name="P19">slideInDown </text:p>
        </text:list-item>
      </text:list>
      <text:p text:style-name="P1">slideInLeft slideInRight slideInUp </text:p>
      <text:h text:style-name="P2" text:outline-level="3">Sliding exits</text:h>
      <text:list xml:id="list348373880" text:style-name="L16">
        <text:list-item>
          <text:p text:style-name="P20">slideOutDown </text:p>
        </text:list-item>
      </text:list>
      <text:p text:style-name="P1">slideOutLeft slideOutRight slideOutUp </text:p>
      <text:p text:style-name="P1"/>
      <text:p text:style-name="P2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11:51:56.500000000</meta:creation-date>
    <dc:date>2020-05-24T11:58:17.369000000</dc:date>
    <meta:editing-duration>PT4M34S</meta:editing-duration>
    <meta:editing-cycles>2</meta:editing-cycles>
    <meta:generator>LibreOffice/6.1.5.2$Windows_X86_64 LibreOffice_project/90f8dcf33c87b3705e78202e3df5142b201bd805</meta:generator>
    <meta:document-statistic meta:table-count="0" meta:image-count="0" meta:object-count="0" meta:page-count="2" meta:paragraph-count="49" meta:word-count="145" meta:character-count="1418" meta:non-whitespace-character-count="1306"/>
  </office:meta>
</office:document-meta>
</file>